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auto-grow-height="false" fo:min-height="0.749cm" fo:min-width="0.499cm" fo:wrap-option="no-wrap"/>
    </style:style>
    <style:style style:name="gr5" style:family="graphic" style:parent-style-name="standard">
      <style:graphic-properties draw:marker-start="" draw:fill="solid" draw:fill-color="#ccff99" draw:textarea-horizontal-align="justify" draw:textarea-vertical-align="middle" draw:auto-grow-height="false"/>
    </style:style>
    <style:style style:name="gr6" style:family="graphic" style:parent-style-name="standard">
      <style:graphic-properties draw:marker-start="" draw:fill="solid" draw:fill-color="#ccff99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Dashed_20__28_var_29_" svg:stroke-width="0.159cm" draw:marker-start-width="0.438cm" draw:marker-end="Arrow" draw:marker-end-width="0.538cm" draw:fill="none" draw:fill-color="#ff420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081cm" draw:marker-start-width="0.322cm" draw:marker-end="Arrow" draw:marker-end-width="0.422cm" draw:fill="none" draw:fill-color="#ff420e" draw:textarea-vertical-align="middle" fo:padding-top="0.166cm" fo:padding-bottom="0.166cm" fo:padding-left="0.291cm" fo:padding-right="0.291cm"/>
    </style:style>
    <style:style style:name="gr9" style:family="graphic" style:parent-style-name="objectwithoutfill">
      <style:graphic-properties draw:stroke="dash" draw:stroke-dash="Dashed_20__28_var_29_" svg:stroke-width="0.159cm" draw:marker-start="" draw:marker-start-width="0.438cm" draw:marker-end="Arrow" draw:marker-end-width="0.538cm" draw:fill="none" draw:fill-color="#ff420e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svg:stroke-width="0.081cm" draw:marker-start-width="0.321cm" draw:marker-end="Arrow" draw:marker-end-width="0.421cm" draw:fill="none" draw:fill-color="#ff420e" draw:textarea-vertical-align="middle" fo:padding-top="0.165cm" fo:padding-bottom="0.165cm" fo:padding-left="0.29cm" fo:padding-right="0.29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23.8999996185303pt" fo:font-weight="normal" style:font-size-asian="24pt" style:font-weight-asian="normal" style:font-size-complex="2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7.8999996185303pt"/>
    </style:style>
    <style:style style:name="P4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/>
      <style:text-properties fo:font-size="23pt" fo:font-weight="normal" style:font-size-asian="23pt" style:font-weight-asian="normal" style:font-size-complex="23pt" style:font-weight-complex="normal"/>
    </style:style>
    <style:style style:name="T1" style:family="text">
      <style:text-properties fo:color="#ffffff" fo:font-size="17.8999996185303pt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3pt" fo:font-weight="normal" style:font-size-asian="23pt" style:font-weight-asian="normal" style:font-size-complex="2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3" draw:id="id3" draw:layer="layout" svg:width="4.543cm" svg:height="3cm" svg:x="0.653cm" svg:y="0.597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399cm" svg:height="2cm" svg:x="19.98cm" svg:y="1.095cm">
          <text:p text:style-name="P2"><text:span text:style-name="T1">uM2j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4.543cm" svg:height="1.4cm" svg:x="0.653cm" svg:y="0.597cm">
          <text:p text:style-name="P2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4" draw:layer="layout" svg:width="18.2cm" svg:height="29.599cm" svg:x="0.202cm" svg:y="0.2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layer="layout" svg:width="5.472cm" svg:height="29.599cm" svg:x="18.925cm" svg:y="0.2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layer="layout" svg:width="19.404cm" svg:height="29.599cm" svg:x="24.996cm" svg:y="0.20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4" xml:id="id2" draw:id="id2" draw:layer="layout" svg:width="4.543cm" svg:height="3cm" svg:x="39.027cm" svg:y="0.6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43cm" svg:height="1.4cm" svg:x="39.027cm" svg:y="0.635cm">
          <text:p text:style-name="P2"><text:span text:style-name="T2">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5" draw:id="id5" draw:layer="layout" svg:width="4.543cm" svg:height="3cm" svg:x="0.673cm" svg:y="4.4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4.543cm" svg:height="1.4cm" svg:x="0.673cm" svg:y="4.474cm">
          <text:p text:style-name="P2"><text:span text:style-name="T2">Packag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6" draw:id="id16" draw:layer="layout" svg:width="4.543cm" svg:height="3cm" svg:x="5.597cm" svg:y="8.1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4.543cm" svg:height="1.4cm" svg:x="5.597cm" svg:y="8.196cm">
          <text:p text:style-name="P2"><text:span text:style-name="T2">Cla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399cm" svg:height="2cm" svg:x="19.997cm" svg:y="4.996cm">
          <text:p text:style-name="P2"><text:span text:style-name="T1">uP2j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7" draw:id="id7" draw:layer="layout" svg:width="3.399cm" svg:height="2cm" svg:x="19.997cm" svg:y="7.995cm">
          <text:p text:style-name="P2"><text:span text:style-name="T1">uC2jC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2" draw:layer="layout" draw:type="line" svg:x1="23.379cm" svg:y1="2.095cm" svg:x2="39.027cm" svg:y2="2.135cm" draw:start-shape="id1" draw:start-glue-point="7" draw:end-shape="id2" draw:end-glue-point="3" svg:d="M23379 2095l15648 40" svg:viewBox="0 0 15649 41">
          <text:p/>
        </draw:connector>
        <draw:connector draw:style-name="gr7" draw:text-style-name="P2" draw:layer="layout" draw:type="line" svg:x1="19.98cm" svg:y1="2.095cm" svg:x2="5.196cm" svg:y2="2.097cm" draw:start-shape="id1" draw:start-glue-point="5" draw:end-shape="id3" draw:end-glue-point="1" svg:d="M19980 2095l-14784 2" svg:viewBox="0 0 14785 3">
          <text:p/>
        </draw:connector>
        <draw:connector draw:style-name="gr7" draw:text-style-name="P2" draw:layer="layout" draw:type="line" svg:x1="19.997cm" svg:y1="5.996cm" svg:x2="5.216cm" svg:y2="5.974cm" draw:start-shape="id4" draw:start-glue-point="5" draw:end-shape="id5" draw:end-glue-point="1" svg:d="M19997 5996l-14781-22" svg:viewBox="0 0 14782 23">
          <text:p/>
        </draw:connector>
        <draw:custom-shape draw:style-name="gr5" draw:text-style-name="P4" xml:id="id6" draw:id="id6" draw:layer="layout" svg:width="4.543cm" svg:height="3cm" svg:x="39.027cm" svg:y="4.4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7" draw:id="id27" draw:layer="layout" svg:width="4.543cm" svg:height="1.4cm" svg:x="39.027cm" svg:y="4.435cm">
          <text:p text:style-name="P2"><text:span text:style-name="T2">Packag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5" draw:id="id35" draw:layer="layout" svg:width="4.543cm" svg:height="3cm" svg:x="34.129cm" svg:y="8.2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4.543cm" svg:height="1.4cm" svg:x="34.129cm" svg:y="8.235cm">
          <text:p text:style-name="P2"><text:span text:style-name="T2">Class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23.396cm" svg:y1="5.996cm" svg:x2="39.027cm" svg:y2="5.936cm" draw:start-shape="id4" draw:start-glue-point="7" draw:end-shape="id6" draw:end-glue-point="3" svg:d="M23396 5996l15631-60" svg:viewBox="0 0 15632 61">
          <text:p/>
        </draw:connector>
        <draw:connector draw:style-name="gr7" draw:text-style-name="P2" draw:layer="layout" draw:type="line" svg:x1="19.997cm" svg:y1="8.995cm" svg:x2="10.14cm" svg:y2="8.896cm" draw:start-shape="id7" draw:start-glue-point="5" draw:end-shape="id8" draw:end-glue-point="1" svg:d="M19997 8995l-9857-99" svg:viewBox="0 0 9858 100">
          <text:p/>
        </draw:connector>
        <draw:connector draw:style-name="gr7" draw:text-style-name="P2" draw:layer="layout" draw:type="line" svg:x1="23.396cm" svg:y1="8.995cm" svg:x2="34.129cm" svg:y2="8.935cm" draw:start-shape="id7" draw:start-glue-point="7" draw:end-shape="id9" draw:end-glue-point="3" svg:d="M23396 8995l10733-60" svg:viewBox="0 0 10734 61">
          <text:p/>
        </draw:connector>
        <draw:connector draw:style-name="gr8" draw:text-style-name="P2" draw:layer="layout" draw:type="line" svg:x1="2.944cm" svg:y1="4.474cm" svg:x2="2.924cm" svg:y2="3.597cm" draw:start-shape="id10" draw:start-glue-point="0" draw:end-shape="id3" draw:end-glue-point="2" svg:d="M2944 4474l-20-877" svg:viewBox="0 0 21 878">
          <text:p/>
        </draw:connector>
        <draw:connector draw:style-name="gr8" draw:text-style-name="P2" draw:layer="layout" draw:type="line" svg:x1="7.868cm" svg:y1="8.196cm" svg:x2="2.944cm" svg:y2="7.474cm" draw:start-shape="id8" draw:start-glue-point="0" draw:end-shape="id5" draw:end-glue-point="2" svg:d="M7868 8196l-4924-722" svg:viewBox="0 0 4925 723">
          <text:p/>
        </draw:connector>
        <draw:custom-shape draw:style-name="gr1" draw:text-style-name="P4" xml:id="id13" draw:id="id13" draw:layer="layout" svg:width="4.543cm" svg:height="3cm" svg:x="0.673cm" svg:y="10.1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4.543cm" svg:height="1.4cm" svg:x="0.673cm" svg:y="10.196cm">
          <text:p text:style-name="P2"><text:span text:style-name="T2">Interface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2.944cm" svg:y1="10.196cm" svg:x2="2.944cm" svg:y2="7.474cm" draw:start-shape="id11" draw:start-glue-point="0" draw:end-shape="id5" draw:end-glue-point="2" svg:d="M2944 10196v-2722" svg:viewBox="0 0 1 2723">
          <text:p/>
        </draw:connector>
        <draw:custom-shape draw:style-name="gr2" draw:text-style-name="P3" xml:id="id12" draw:id="id12" draw:layer="layout" svg:width="3.399cm" svg:height="2cm" svg:x="19.997cm" svg:y="10.796cm">
          <text:p text:style-name="P2"><text:span text:style-name="T1">uI2j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2" draw:layer="layout" draw:type="line" svg:x1="19.997cm" svg:y1="11.796cm" svg:x2="5.216cm" svg:y2="11.696cm" draw:start-shape="id12" draw:start-glue-point="5" draw:end-shape="id13" svg:d="M19997 11796l-14781-100" svg:viewBox="0 0 14782 101">
          <text:p/>
        </draw:connector>
        <draw:custom-shape draw:style-name="gr1" draw:text-style-name="P4" xml:id="id23" draw:id="id23" draw:layer="layout" svg:width="4.543cm" svg:height="3cm" svg:x="0.597cm" svg:y="23.1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5" draw:id="id15" draw:layer="layout" svg:width="4.543cm" svg:height="1.4cm" svg:x="0.597cm" svg:y="23.196cm">
          <text:p text:style-name="P2"><text:span text:style-name="T2">Property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1" draw:id="id21" draw:layer="layout" svg:width="4.543cm" svg:height="3cm" svg:x="5.597cm" svg:y="20.9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4.543cm" svg:height="1.4cm" svg:x="5.596cm" svg:y="20.996cm">
          <text:p text:style-name="P2"><text:span text:style-name="T2">Operation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7.867cm" svg:y1="20.996cm" svg:x2="2.944cm" svg:y2="13.196cm" draw:start-shape="id14" draw:start-glue-point="0" draw:end-shape="id13" draw:end-glue-point="2" svg:d="M7867 20996l-4923-7800" svg:viewBox="0 0 4924 7801">
          <text:p/>
        </draw:connector>
        <draw:connector draw:style-name="gr8" draw:text-style-name="P2" draw:layer="layout" draw:type="line" svg:x1="2.868cm" svg:y1="23.196cm" svg:x2="2.944cm" svg:y2="13.196cm" draw:start-shape="id15" draw:start-glue-point="0" draw:end-shape="id13" draw:end-glue-point="2" svg:d="M2868 23196l76-10000" svg:viewBox="0 0 77 10001">
          <text:p/>
        </draw:connector>
        <draw:connector draw:style-name="gr8" draw:text-style-name="P2" draw:layer="layout" draw:type="line" svg:x1="2.868cm" svg:y1="23.196cm" svg:x2="7.868cm" svg:y2="11.196cm" draw:start-shape="id15" draw:start-glue-point="0" draw:end-shape="id16" draw:end-glue-point="2" svg:d="M2868 23196l5000-12000" svg:viewBox="0 0 5001 12001">
          <text:p/>
        </draw:connector>
        <draw:connector draw:style-name="gr8" draw:text-style-name="P2" draw:layer="layout" draw:type="line" svg:x1="7.867cm" svg:y1="20.996cm" svg:x2="7.868cm" svg:y2="11.196cm" draw:start-shape="id14" draw:start-glue-point="0" draw:end-shape="id16" draw:end-glue-point="2" svg:d="M7867 20996l1-9800" svg:viewBox="0 0 2 9801">
          <text:p/>
        </draw:connector>
        <draw:custom-shape draw:style-name="gr1" draw:text-style-name="P4" xml:id="id19" draw:id="id19" draw:layer="layout" svg:width="7.8cm" svg:height="3cm" svg:x="10.197cm" svg:y="14.1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7.8cm" svg:height="1.4cm" svg:x="10.196cm" svg:y="14.196cm">
          <text:p text:style-name="P2"><text:span text:style-name="T2">InterfaceRealization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14.096cm" svg:y1="14.196cm" svg:x2="2.944cm" svg:y2="13.196cm" draw:start-shape="id17" draw:start-glue-point="0" draw:end-shape="id13" draw:end-glue-point="2" svg:d="M14096 14196l-11152-1000" svg:viewBox="0 0 11153 1001">
          <text:p/>
        </draw:connector>
        <draw:connector draw:style-name="gr8" draw:text-style-name="P2" draw:layer="layout" draw:type="line" svg:x1="14.096cm" svg:y1="14.196cm" svg:x2="7.868cm" svg:y2="11.196cm" draw:start-shape="id17" draw:start-glue-point="0" draw:end-shape="id16" draw:end-glue-point="2" svg:d="M14096 14196l-6228-3000" svg:viewBox="0 0 6229 3001">
          <text:p/>
        </draw:connector>
        <draw:connector draw:style-name="gr9" draw:text-style-name="P2" draw:layer="layout" draw:type="line" svg:x1="19.997cm" svg:y1="15.696cm" svg:x2="17.997cm" svg:y2="15.697cm" draw:start-shape="id18" draw:start-glue-point="5" draw:end-shape="id19" draw:end-glue-point="1" svg:d="M19997 15696l-2000 1" svg:viewBox="0 0 2001 2">
          <text:p/>
        </draw:connector>
        <draw:connector draw:style-name="gr9" draw:text-style-name="P2" draw:layer="layout" draw:type="line" svg:x1="19.997cm" svg:y1="22.496cm" svg:x2="10.14cm" svg:y2="22.497cm" draw:start-shape="id20" draw:start-glue-point="5" draw:end-shape="id21" draw:end-glue-point="1" svg:d="M19997 22496l-9857 1" svg:viewBox="0 0 9858 2">
          <text:p/>
        </draw:connector>
        <draw:connector draw:style-name="gr9" draw:text-style-name="P2" draw:layer="layout" draw:type="line" svg:x1="19.997cm" svg:y1="24.796cm" svg:x2="5.14cm" svg:y2="24.696cm" draw:start-shape="id22" draw:start-glue-point="5" draw:end-shape="id23" svg:d="M19997 24796l-14857-100" svg:viewBox="0 0 14858 101">
          <text:p/>
        </draw:connector>
        <draw:custom-shape draw:style-name="gr2" draw:text-style-name="P3" xml:id="id18" draw:id="id18" draw:layer="layout" svg:width="3.399cm" svg:height="2cm" svg:x="19.997cm" svg:y="14.696cm">
          <text:p text:style-name="P2"><text:span text:style-name="T1">uIR2jI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20" draw:id="id20" draw:layer="layout" svg:width="3.399cm" svg:height="2cm" svg:x="19.997cm" svg:y="21.496cm">
          <text:p text:style-name="P2"><text:span text:style-name="T1">uO2jM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22" draw:id="id22" draw:layer="layout" svg:width="3.399cm" svg:height="2cm" svg:x="19.997cm" svg:y="23.796cm">
          <text:p text:style-name="P2"><text:span text:style-name="T1">uP2jF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4" xml:id="id25" draw:id="id25" draw:layer="layout" svg:width="5.743cm" svg:height="3cm" svg:x="10.197cm" svg:y="17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6" draw:id="id26" draw:layer="layout" svg:width="5.743cm" svg:height="1.4cm" svg:x="10.198cm" svg:y="17.796cm">
          <text:p text:style-name="P2"><text:span text:style-name="T2">Generaliz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4" draw:id="id24" draw:layer="layout" svg:width="3.399cm" svg:height="2cm" svg:x="19.997cm" svg:y="18.296cm">
          <text:p text:style-name="P2"><text:span text:style-name="T1">UG2jG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2" draw:layer="layout" draw:type="line" svg:x1="19.997cm" svg:y1="19.296cm" svg:x2="15.94cm" svg:y2="19.297cm" draw:start-shape="id24" draw:start-glue-point="5" draw:end-shape="id25" draw:end-glue-point="1" svg:d="M19997 19296l-4057 1" svg:viewBox="0 0 4058 2">
          <text:p/>
        </draw:connector>
        <draw:connector draw:style-name="gr8" draw:text-style-name="P2" draw:layer="layout" draw:type="line" svg:x1="10.198cm" svg:y1="18.496cm" svg:x2="2.944cm" svg:y2="13.196cm" draw:start-shape="id26" draw:start-glue-point="3" draw:end-shape="id13" draw:end-glue-point="2" svg:d="M10198 18496l-7254-5300" svg:viewBox="0 0 7255 5301">
          <text:p/>
        </draw:connector>
        <draw:connector draw:style-name="gr8" draw:text-style-name="P2" draw:layer="layout" draw:type="line" svg:x1="10.198cm" svg:y1="18.496cm" svg:x2="7.868cm" svg:y2="11.196cm" draw:start-shape="id26" draw:start-glue-point="3" draw:end-shape="id16" draw:end-glue-point="2" svg:d="M10198 18496l-2330-7300" svg:viewBox="0 0 2331 7301">
          <text:p/>
        </draw:connector>
        <draw:connector draw:style-name="gr10" draw:text-style-name="P2" draw:layer="layout" draw:type="line" svg:x1="41.298cm" svg:y1="4.435cm" svg:x2="41.298cm" svg:y2="3.635cm" draw:start-shape="id27" draw:start-glue-point="0" draw:end-shape="id2" svg:d="M41298 4435v-800" svg:viewBox="0 0 1 801">
          <text:p/>
        </draw:connector>
        <draw:custom-shape draw:style-name="gr5" draw:text-style-name="P4" xml:id="id28" draw:id="id28" draw:layer="layout" svg:width="4.543cm" svg:height="3cm" svg:x="39.083cm" svg:y="10.4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9" draw:id="id29" draw:layer="layout" svg:width="4.543cm" svg:height="1.4cm" svg:x="39.083cm" svg:y="10.435cm">
          <text:p text:style-name="P2"><text:span text:style-name="T2">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23.396cm" svg:y1="11.796cm" svg:x2="39.083cm" svg:y2="11.935cm" draw:start-shape="id12" draw:start-glue-point="7" draw:end-shape="id28" draw:end-glue-point="3" svg:d="M23396 11796l15687 139" svg:viewBox="0 0 15688 140">
          <text:p/>
        </draw:connector>
        <draw:custom-shape draw:style-name="gr5" draw:text-style-name="P4" xml:id="id33" draw:id="id33" draw:layer="layout" svg:width="4.544cm" svg:height="3cm" svg:x="39.283cm" svg:y="23.23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1" xml:id="id38" draw:id="id38" draw:layer="layout" svg:width="4.544cm" svg:height="1.4cm" svg:x="39.283cm" svg:y="23.235cm">
          <text:p text:style-name="P2"><text:span text:style-name="T2">Field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4" xml:id="id32" draw:id="id32" draw:layer="layout" svg:width="4.544cm" svg:height="3cm" svg:x="34.483cm" svg:y="21.03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1" xml:id="id37" draw:id="id37" draw:layer="layout" svg:width="4.543cm" svg:height="1.4cm" svg:x="34.477cm" svg:y="20.435cm">
          <text:p text:style-name="P2"><text:span text:style-name="T2">Method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4" xml:id="id30" draw:id="id30" draw:layer="layout" svg:width="9cm" svg:height="3cm" svg:x="25.6cm" svg:y="14.23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5" xml:id="id34" draw:id="id34" draw:layer="layout" svg:width="9cm" svg:height="1.4cm" svg:x="25.6cm" svg:y="14.235cm">
          <text:p text:style-name="P2"><text:span text:style-name="T3">InterfaceImplementation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4" xml:id="id31" draw:id="id31" draw:layer="layout" svg:width="5.743cm" svg:height="3cm" svg:x="28.476cm" svg:y="17.83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1" xml:id="id36" draw:id="id36" draw:layer="layout" svg:width="5.743cm" svg:height="1.4cm" svg:x="28.477cm" svg:y="17.835cm">
          <text:p text:style-name="P2"><text:span text:style-name="T2">Generalization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style-name="gr10" draw:text-style-name="P2" draw:layer="layout" draw:type="line" svg:x1="36.4cm" svg:y1="8.235cm" svg:x2="41.298cm" svg:y2="7.436cm" draw:start-shape="id9" draw:start-glue-point="0" draw:end-shape="id6" draw:end-glue-point="2" svg:d="M36400 8235l4898-799" svg:viewBox="0 0 4899 800">
          <text:p/>
        </draw:connector>
        <draw:connector draw:style-name="gr10" draw:text-style-name="P2" draw:layer="layout" draw:type="line" svg:x1="41.354cm" svg:y1="10.435cm" svg:x2="41.298cm" svg:y2="7.436cm" draw:start-shape="id29" draw:start-glue-point="0" draw:end-shape="id6" draw:end-glue-point="2" svg:d="M41354 10435l-56-2999" svg:viewBox="0 0 57 3000">
          <text:p/>
        </draw:connector>
        <draw:connector draw:style-name="gr7" draw:text-style-name="P2" draw:layer="layout" draw:type="line" svg:x1="23.396cm" svg:y1="15.696cm" svg:x2="25.6cm" svg:y2="15.735cm" draw:start-shape="id18" draw:start-glue-point="7" draw:end-shape="id30" draw:end-glue-point="3" svg:d="M23396 15696l2204 39" svg:viewBox="0 0 2205 40">
          <text:p/>
        </draw:connector>
        <draw:connector draw:style-name="gr7" draw:text-style-name="P2" draw:layer="layout" draw:type="line" svg:x1="23.396cm" svg:y1="19.296cm" svg:x2="28.477cm" svg:y2="19.335cm" draw:start-shape="id24" draw:start-glue-point="7" draw:end-shape="id31" draw:end-glue-point="3" svg:d="M23396 19296l5081 39" svg:viewBox="0 0 5082 40">
          <text:p/>
        </draw:connector>
        <draw:connector draw:style-name="gr7" draw:text-style-name="P2" draw:layer="layout" draw:type="line" svg:x1="23.396cm" svg:y1="22.496cm" svg:x2="34.483cm" svg:y2="22.535cm" draw:start-shape="id20" draw:start-glue-point="7" draw:end-shape="id32" draw:end-glue-point="3" svg:d="M23396 22496l11087 39" svg:viewBox="0 0 11088 40">
          <text:p/>
        </draw:connector>
        <draw:connector draw:style-name="gr7" draw:text-style-name="P2" draw:layer="layout" draw:type="line" svg:x1="23.396cm" svg:y1="24.796cm" svg:x2="39.283cm" svg:y2="24.736cm" draw:start-shape="id22" draw:start-glue-point="7" draw:end-shape="id33" draw:end-glue-point="3" svg:d="M23396 24796l15887-60" svg:viewBox="0 0 15888 61">
          <text:p/>
        </draw:connector>
        <draw:connector draw:style-name="gr10" draw:text-style-name="P2" draw:layer="layout" draw:type="line" svg:x1="30.1cm" svg:y1="14.235cm" svg:x2="36.4cm" svg:y2="11.235cm" draw:start-shape="id34" draw:start-glue-point="0" draw:end-shape="id35" draw:end-glue-point="2" svg:d="M30100 14235l6300-3000" svg:viewBox="0 0 6301 3001">
          <text:p/>
        </draw:connector>
        <draw:connector draw:style-name="gr10" draw:text-style-name="P2" draw:layer="layout" draw:type="line" svg:x1="30.1cm" svg:y1="14.235cm" svg:x2="41.354cm" svg:y2="13.435cm" draw:start-shape="id34" draw:start-glue-point="0" draw:end-shape="id28" draw:end-glue-point="2" svg:d="M30100 14235l11254-800" svg:viewBox="0 0 11255 801">
          <text:p/>
        </draw:connector>
        <draw:connector draw:style-name="gr10" draw:text-style-name="P2" draw:layer="layout" draw:type="line" svg:x1="34.221cm" svg:y1="18.535cm" svg:x2="41.354cm" svg:y2="13.435cm" draw:start-shape="id36" draw:end-shape="id28" draw:end-glue-point="2" svg:d="M34221 18535l7133-5100" svg:viewBox="0 0 7134 5101">
          <text:p/>
        </draw:connector>
        <draw:connector draw:style-name="gr10" draw:text-style-name="P2" draw:layer="layout" draw:type="line" svg:x1="34.221cm" svg:y1="18.535cm" svg:x2="36.4cm" svg:y2="11.235cm" draw:start-shape="id36" draw:start-glue-point="1" draw:end-shape="id35" draw:end-glue-point="2" svg:d="M34221 18535l2179-7300" svg:viewBox="0 0 2180 7301">
          <text:p/>
        </draw:connector>
        <draw:connector draw:style-name="gr10" draw:text-style-name="P2" draw:layer="layout" draw:type="line" svg:x1="36.749cm" svg:y1="20.435cm" svg:x2="36.4cm" svg:y2="11.235cm" draw:start-shape="id37" draw:start-glue-point="0" draw:end-shape="id35" draw:end-glue-point="2" svg:d="M36749 20435l-349-9200" svg:viewBox="0 0 350 9201">
          <text:p/>
        </draw:connector>
        <draw:connector draw:style-name="gr10" draw:text-style-name="P2" draw:layer="layout" draw:type="line" svg:x1="36.749cm" svg:y1="20.435cm" svg:x2="41.354cm" svg:y2="13.435cm" draw:start-shape="id37" draw:start-glue-point="0" draw:end-shape="id28" draw:end-glue-point="2" svg:d="M36749 20435l4605-7000" svg:viewBox="0 0 4606 7001">
          <text:p/>
        </draw:connector>
        <draw:connector draw:style-name="gr10" draw:text-style-name="P2" draw:layer="layout" draw:type="line" svg:x1="41.555cm" svg:y1="23.235cm" svg:x2="36.4cm" svg:y2="11.235cm" draw:start-shape="id38" draw:start-glue-point="0" draw:end-shape="id35" draw:end-glue-point="2" svg:d="M41555 23235l-5155-12000" svg:viewBox="0 0 5156 12001">
          <text:p/>
        </draw:connector>
        <draw:connector draw:style-name="gr10" draw:text-style-name="P2" draw:layer="layout" draw:type="line" svg:x1="41.555cm" svg:y1="23.235cm" svg:x2="41.354cm" svg:y2="13.435cm" draw:start-shape="id38" draw:start-glue-point="0" draw:end-shape="id28" draw:end-glue-point="2" svg:d="M41555 23235l-201-9800" svg:viewBox="0 0 202 9801">
          <text:p/>
        </draw:connector>
        <draw:custom-shape draw:style-name="gr1" draw:text-style-name="P4" xml:id="id42" draw:id="id42" draw:layer="layout" svg:width="4.543cm" svg:height="3cm" svg:x="5.601cm" svg:y="26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9" draw:id="id39" draw:layer="layout" svg:width="4.543cm" svg:height="1.4cm" svg:x="5.6cm" svg:y="26.399cm">
          <text:p text:style-name="P2"><text:span text:style-name="T2">Parame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7.871cm" svg:y1="26.399cm" svg:x2="7.868cm" svg:y2="23.997cm" draw:start-shape="id39" draw:start-glue-point="0" draw:end-shape="id21" draw:end-glue-point="2" svg:d="M7871 26399l-3-2402" svg:viewBox="0 0 4 2403">
          <text:p/>
        </draw:connector>
        <draw:custom-shape draw:style-name="gr2" draw:text-style-name="P3" xml:id="id41" draw:id="id41" draw:layer="layout" svg:width="3.399cm" svg:height="2cm" svg:x="20cm" svg:y="26.9cm">
          <text:p text:style-name="P2"><text:span text:style-name="T1">uPa2j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4" xml:id="id43" draw:id="id43" draw:layer="layout" svg:width="4.543cm" svg:height="3cm" svg:x="34.501cm" svg:y="26.4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40" draw:id="id40" draw:layer="layout" svg:width="4.543cm" svg:height="1.4cm" svg:x="34.5cm" svg:y="26.4cm">
          <text:p text:style-name="P2"><text:span text:style-name="T2">Argument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36.771cm" svg:y1="26.4cm" svg:x2="36.755cm" svg:y2="24.035cm" draw:start-shape="id40" draw:start-glue-point="0" draw:end-shape="id32" draw:end-glue-point="2" svg:d="M36771 26400l-16-2365" svg:viewBox="0 0 17 2366">
          <text:p/>
        </draw:connector>
        <draw:connector draw:style-name="gr7" draw:text-style-name="P2" draw:layer="layout" draw:type="line" svg:x1="20cm" svg:y1="27.9cm" svg:x2="10.144cm" svg:y2="27.9cm" draw:start-shape="id41" draw:start-glue-point="5" draw:end-shape="id42" svg:d="M20000 27900h-9856" svg:viewBox="0 0 9857 1">
          <text:p/>
        </draw:connector>
        <draw:connector draw:style-name="gr7" draw:text-style-name="P2" draw:layer="layout" draw:type="line" svg:x1="23.399cm" svg:y1="27.9cm" svg:x2="34.501cm" svg:y2="27.901cm" draw:start-shape="id41" draw:start-glue-point="7" draw:end-shape="id43" draw:end-glue-point="3" svg:d="M23399 27900l11102 1" svg:viewBox="0 0 11103 2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4cm" fo:text-indent="0cm"/>
      <style:text-properties fo:font-size="27.8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5cm" fo:text-indent="0cm"/>
      <style:text-properties fo:font-size="23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6cm" fo:text-indent="0cm"/>
      <style:text-properties fo:font-size="19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52.197cm" svg:height="3.506cm" svg:x="2.897cm" svg:y="0.833cm" presentation:class="title" presentation:placeholder="true">
        <draw:text-box/>
      </draw:frame>
      <draw:frame presentation:style-name="Standard-outline1" draw:layer="backgroundobjects" svg:width="52.197cm" svg:height="12.179cm" svg:x="2.897cm" svg:y="4.911cm" presentation:class="outline" presentation:placeholder="true">
        <draw:text-box/>
      </draw:frame>
      <draw:frame presentation:style-name="Mpr1" draw:text-style-name="MP1" draw:layer="backgroundobjects" svg:width="13.512cm" svg:height="1.448cm" svg:x="2.897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384cm" svg:height="1.448cm" svg:x="19.833cm" svg:y="19.12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512cm" svg:height="1.448cm" svg:x="41.583cm" svg:y="19.12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7T11:40:26.501147381</meta:creation-date>
    <dc:date>2016-03-12T18:12:30.881898106</dc:date>
    <meta:editing-duration>PT4H14M34S</meta:editing-duration>
    <meta:editing-cycles>9</meta:editing-cycles>
    <meta:generator>LibreOffice/4.2.8.2$Linux_X86_64 LibreOffice_project/420m0$Build-2</meta:generator>
    <meta:document-statistic meta:object-count="113"/>
  </office:meta>
</office:document-meta>
</file>